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hitney" svg:font-family="Whitney, 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18def2"/>
    </style:style>
    <style:style style:name="T1" style:family="text">
      <style:text-properties fo:font-variant="normal" fo:text-transform="none" fo:color="#dcddde" loext:opacity="100%" style:font-name="Whitney" fo:font-size="11.3999996185303pt" fo:letter-spacing="normal" fo:font-style="normal" fo:font-weight="normal"/>
    </style:style>
    <style:style style:name="T2" style:family="text">
      <style:text-properties fo:font-variant="normal" fo:text-transform="none" fo:color="#dcddde" loext:opacity="100%" style:font-name="Whitney" fo:font-size="11.3999996185303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dcddde" loext:opacity="100%" fo:letter-spacing="normal"/>
    </style:style>
    <style:style style:name="T4" style:family="text">
      <style:text-properties fo:font-variant="normal" fo:text-transform="none" style:font-name="Whitney" fo:font-size="11.3999996185303pt" fo:letter-spacing="normal" fo:font-style="normal" fo:font-weight="normal"/>
    </style:style>
    <style:style style:name="T5" style:family="text">
      <style:text-properties fo:font-variant="normal" fo:text-transform="none" style:font-name="Whitney" fo:font-size="11.3999996185303pt" fo:letter-spacing="normal" fo:font-style="normal" fo:font-weight="normal" loext:padding="0cm" loext:border="none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color="#000000" loext:opacity="100%" style:font-name="Whitney" fo:font-size="11.3999996185303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Whitney" fo:font-size="11.3999996185303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000000" loext:opacity="100%" style:font-name="Whitney" fo:font-size="11.3999996185303pt" fo:letter-spacing="normal" fo:font-style="normal" fo:font-weight="normal" officeooo:rsid="0018def2"/>
    </style:style>
    <style:style style:name="T10" style:family="text">
      <style:text-properties fo:font-variant="normal" fo:text-transform="none" fo:color="#000000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8">Operations to handle</text:span></text:span><text:span text:style-name="T10"> </text:span><text:span text:style-name="T7">Employees </text:span></text:p>
      <text:p text:style-name="P1"><text:span text:style-name="T7">Create a list of to-do items</text:span></text:p>
      <text:p text:style-name="P1"><text:span text:style-name="T7">Show number of tasks a team member is working on </text:span></text:p>
      <text:p text:style-name="P1"><text:span text:style-name="T7">Create topics for subject areas </text:span></text:p>
      <text:p text:style-name="P1"><text:span text:style-name="T7">Share and post topics via a "Post" </text:span></text:p>
      <text:p text:style-name="P1"><text:span text:style-name="T7"/></text:p>
      <text:p text:style-name="P1"><text:span text:style-name="T7">Manager / team-lead </text:span></text:p>
      <text:p text:style-name="P1"><text:span text:style-name="T7">Managers dashboard keeps track of progression of project they work on </text:span></text:p>
      <text:p text:style-name="P1"><text:span text:style-name="T7"/></text:p>
      <text:p text:style-name="P1"><text:span text:style-name="T7">Securuity </text:span></text:p>
      <text:p text:style-name="P1"><text:span text:style-name="T7">Staff register with staff email (username) </text:span></text:p>
      <text:p text:style-name="P1"><text:span text:style-name="T7">Secure password </text:span></text:p>
      <text:p text:style-name="P1"><text:span text:style-name="T7">Existing member to invite another MOS </text:span></text:p>
      <text:p text:style-name="P1"><text:span text:style-name="T7">No more than one account per email </text:span></text:p>
      <text:p text:style-name="P1"><text:span text:style-name="T7">No external personnel </text:span></text:p>
      <text:p text:style-name="P1"><text:span text:style-name="T7"/></text:p>
      <text:p text:style-name="P1"><text:span text:style-name="T7">System </text:span></text:p>
      <text:p text:style-name="P1"><text:span text:style-name="T7">See how tasks are allocated </text:span></text:p>
      <text:p text:style-name="P1"><text:span text:style-name="T7">Progress Sufficiently resourced projects </text:span></text:p>
      <text:p text:style-name="P1"><text:span text:style-name="T7">Training to employess on certain subject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5:19:46.434557192</meta:creation-date>
    <dc:date>2022-10-11T15:21:42.339666940</dc:date>
    <meta:editing-duration>PT1M56S</meta:editing-duration>
    <meta:editing-cycles>1</meta:editing-cycles>
    <meta:document-statistic meta:table-count="0" meta:image-count="0" meta:object-count="0" meta:page-count="1" meta:paragraph-count="17" meta:word-count="87" meta:character-count="546" meta:non-whitespace-character-count="461"/>
    <meta:generator>LibreOffice/7.3.6.2$Linux_X86_64 LibreOffice_project/30$Build-2</meta:generator>
  </office:meta>
</office:document-meta>
</file>